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ANTACHOQUE ROSA CATAL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09408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411969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ÑOZ ANTACHOQUE ROSA CATAL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094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80094084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866872</text:p>
          </table:table-cell>
          <table:table-cell table:style-name="Tabla2.A2" office:value-type="string">
            <text:p text:style-name="P7">21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PAT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22:30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